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9F2269856.svm" manifest:media-type=""/>
  <manifest:file-entry manifest:full-path="Pictures/200001A100004F1D00003B565EDEF643.wmf" manifest:media-type=""/>
  <manifest:file-entry manifest:full-path="Pictures/20000001000002E400000157E05335CC.svm" manifest:media-type=""/>
  <manifest:file-entry manifest:full-path="Pictures/200000010000023F000001579BADBE4C.svm" manifest:media-type=""/>
  <manifest:file-entry manifest:full-path="Pictures/10000000000000200000002000309F1C.png" manifest:media-type="image/png"/>
  <manifest:file-entry manifest:full-path="Pictures/2000000100000D5D0000023706172585.svm" manifest:media-type=""/>
  <manifest:file-entry manifest:full-path="Pictures/20000001000009700000015BFE202F96.svm" manifest:media-type=""/>
  <manifest:file-entry manifest:full-path="Pictures/20000001000008E10000015767084CB3.svm" manifest:media-type=""/>
  <manifest:file-entry manifest:full-path="Pictures/2000000100000250000000D8755B6AA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2 I_{C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V_{CEQ}=I_{CQ}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c=I_{CQ} \cos \omega 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C=I_{CQ}+\underbrace{I_{CQ} \cos \omega 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0.385cm" svg:height="0.355cm" svg:x="4.069cm" svg:y="0.399cm">
          <draw:image xlink:href="Pictures/200000010000014200000129F2269856.svm" xlink:type="simple" xlink:show="embed" xlink:actuate="onLoad">
            <text:p/>
          </draw:image>
        </draw:frame>
        <draw:frame draw:style-name="gr2" draw:text-style-name="P1" draw:layer="layout" svg:width="0.709cm" svg:height="0.258cm" svg:x="8.783cm" svg:y="4.115cm">
          <draw:image xlink:href="Pictures/2000000100000250000000D8755B6AAD.svm" xlink:type="simple" xlink:show="embed" xlink:actuate="onLoad">
            <text:p/>
          </draw:image>
        </draw:frame>
        <draw:frame draw:style-name="gr3" draw:text-style-name="P1" draw:layer="layout" svg:width="0.689cm" svg:height="0.41cm" svg:x="3.388cm" svg:y="2.584cm">
          <draw:image xlink:href="Pictures/200000010000023F000001579BADBE4C.svm" xlink:type="simple" xlink:show="embed" xlink:actuate="onLoad">
            <text:p/>
          </draw:image>
        </draw:frame>
        <draw:frame draw:style-name="gr4" draw:text-style-name="P1" draw:layer="layout" svg:width="0.887cm" svg:height="0.41cm" svg:x="3.19cm" svg:y="1.138cm">
          <draw:image xlink:href="Pictures/20000001000002E400000157E05335CC.svm" xlink:type="simple" xlink:show="embed" xlink:actuate="onLoad">
            <text:p/>
          </draw:image>
        </draw:frame>
        <draw:line draw:style-name="gr5" draw:text-style-name="P1" draw:layer="layout" svg:x1="5.137cm" svg:y1="2.809cm" svg:x2="4.257cm" svg:y2="2.809cm">
          <text:p/>
        </draw:line>
        <draw:frame draw:style-name="gr6" draw:text-style-name="P1" xml:id="id1" draw:id="id1" draw:layer="layout" svg:width="6.094cm" svg:height="4.571cm" svg:x="3.454cm" svg:y="0.265cm">
          <draw:image xlink:href="Pictures/200001A100004F1D00003B565EDEF643.wmf" xlink:type="simple" xlink:show="embed" xlink:actuate="onLoad">
            <text:p/>
          </draw:image>
          <draw:glue-point draw:id="4" svg:x="-2.851cm" svg:y="1.979cm"/>
        </draw:frame>
        <draw:connector draw:style-name="gr7" draw:text-style-name="P1" draw:layer="layout" draw:type="curve" svg:x1="1.841cm" svg:y1="3.885cm" svg:x2="4.764cm" svg:y2="3.454cm" draw:end-shape="id1" draw:end-glue-point="4" svg:d="m1841 3885c834 0-627-431 2923-431">
          <text:p/>
        </draw:connector>
        <draw:frame draw:style-name="gr8" draw:text-style-name="P1" draw:layer="layout" svg:width="2.898cm" svg:height="0.415cm" svg:x="0.443cm" svg:y="3.885cm">
          <draw:image xlink:href="Pictures/20000001000009700000015BFE202F96.svm" xlink:type="simple" xlink:show="embed" xlink:actuate="onLoad">
            <text:p/>
          </draw:image>
        </draw:frame>
        <draw:frame draw:style-name="gr9" draw:text-style-name="P1" xml:id="id3" draw:id="id3" draw:layer="layout" svg:width="2.726cm" svg:height="0.41cm" svg:x="9.419cm" svg:y="2.45cm">
          <draw:image xlink:href="Pictures/20000001000008E10000015767084CB3.svm" xlink:type="simple" xlink:show="embed" xlink:actuate="onLoad">
            <text:p/>
          </draw:image>
        </draw:frame>
        <draw:frame draw:style-name="gr10" draw:text-style-name="P1" xml:id="id2" draw:id="id2" draw:layer="layout" svg:width="4.104cm" svg:height="0.679cm" svg:x="8.438cm" svg:y="0.655cm">
          <draw:image xlink:href="Pictures/2000000100000D5D0000023706172585.svm" xlink:type="simple" xlink:show="embed" xlink:actuate="onLoad">
            <text:p/>
          </draw:image>
          <draw:glue-point draw:id="4" svg:x="2.76cm" svg:y="4.845cm"/>
        </draw:frame>
        <draw:connector draw:style-name="gr7" draw:text-style-name="P1" draw:layer="layout" draw:type="curve" svg:x1="11.622cm" svg:y1="1.322cm" svg:x2="10.782cm" svg:y2="2.45cm" draw:start-shape="id2" draw:start-glue-point="4" draw:end-shape="id3" svg:d="m11622 1322c0 855-840 291-840 1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16T15:26:28</meta:creation-date>
    <meta:editing-duration>PT1H51M</meta:editing-duration>
    <meta:editing-cycles>13</meta:editing-cycles>
    <meta:generator>LibreOffice/3.3$Linux LibreOffice_project/330m19$Build-401</meta:generator>
    <dc:title>kkkFigures</dc:title>
    <meta:initial-creator>kkk </meta:initial-creator>
    <dc:date>2014-06-21T15:43:06</dc:date>
    <dc:creator>kkk </dc:creator>
    <meta:document-statistic meta:object-count="11"/>
    <meta:template xlink:type="simple" xlink:actuate="onRequest" xlink:title="kkkFigures" xlink:href="../../../../.libreoffice/3/user/template/kkkFigures.otg" meta:date="2014-06-16T15:26:25"/>
  </office:meta>
</office:document-meta>
</file>